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1.7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6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Ubuntu Light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2" style:family="paragraph" style:parent-style-name="Text_20_body">
      <style:text-properties style:font-name="Ubuntu Light" fo:font-size="6pt" style:font-size-asian="5.25pt" style:font-size-complex="6pt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P79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1aefc7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6fb9aa"/>
    </style:style>
    <style:style style:name="T15" style:family="text">
      <style:text-properties officeooo:rsid="00738a85"/>
    </style:style>
    <style:style style:name="T16" style:family="text">
      <style:text-properties officeooo:rsid="007aacdc"/>
    </style:style>
    <style:style style:name="T17" style:family="text">
      <style:text-properties officeooo:rsid="009ed5f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7pt" officeooo:rsid="015c3c06" style:font-size-asian="7pt" style:font-size-complex="7pt"/>
    </style:style>
    <style:style style:name="T20" style:family="text">
      <style:text-properties officeooo:rsid="014ae4d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666666" fo:font-style="italic" style:font-style-asian="italic" style:font-style-complex="italic"/>
    </style:style>
    <style:style style:name="T23" style:family="text">
      <style:text-properties officeooo:rsid="007771e8"/>
    </style:style>
    <style:style style:name="T24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48"><text:span text:style-name="T14">SPETT.LE</text:span> / MESSRS</text:p>
            <text:p text:style-name="P77"><text:placeholder text:placeholder-type="text">&lt;o.partner_id.name&gt;</text:placeholder></text:p>
            <text:p text:style-name="P7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2"><text:s/></text:span><text:span text:style-name="T12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80"><text:span text:style-name="T24"><text:placeholder text:placeholder-type="text">&lt;'NOTA DI CREDITO' if o.journal_id.account_code == 'NC' else 'FATTURA'&gt;</text:placeholder></text:span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6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49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3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67">DESTINATARIO / <text:span text:style-name="T17">CONSIGNEE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4"><text:placeholder text:placeholder-type="text">&lt;'%s' %(o.used_bank_id.bank_name) if o.used_bank_id else ''&gt;</text:placeholder></text:p>
            <text:p text:style-name="P5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1"><text:placeholder text:placeholder-type="text">&lt;o.destination_partner_id.state_id.code&gt;</text:placeholder></text:p>
          </table:table-cell>
        </table:table-row>
      </table:table>
      <text:p text:style-name="P7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4">COD<text:span text:style-name="T15">ICE</text:span> ART<text:span text:style-name="T15">ICOLO <text:s/>ITEM</text:span></text:p>
            </table:table-cell>
            <table:table-cell table:style-name="Tabella1.A1" office:value-type="string">
              <text:p text:style-name="P73">DESCRIZIONE ARTICOLO / <text:span text:style-name="T20">COLORE</text:span><text:line-break/><text:span text:style-name="T15">ITEM</text:span> DESCRIPTION / <text:span text:style-name="T20">COLOR</text:span></text:p>
            </table:table-cell>
            <table:table-cell table:style-name="Tabella1.A1" office:value-type="string">
              <text:p text:style-name="P64">U.M.</text:p>
            </table:table-cell>
            <table:table-cell table:style-name="Tabella1.A1" office:value-type="string">
              <text:p text:style-name="P64">Q.TA'<text:line-break/>Q.TY</text:p>
            </table:table-cell>
            <table:table-cell table:style-name="Tabella1.A1" office:value-type="string">
              <text:p text:style-name="P65">PREZZO UNIT. <text:line-break/>UNIT PRICE</text:p>
            </table:table-cell>
            <table:table-cell table:style-name="Tabella1.A1" office:value-type="string">
              <text:p text:style-name="P65">SCONTI <text:line-break/>DISCOUNTS</text:p>
            </table:table-cell>
            <table:table-cell table:style-name="Tabella1.A1" office:value-type="string">
              <text:p text:style-name="P65">IMPORTO <text:line-break/>AMOUNT</text:p>
            </table:table-cell>
            <table:table-cell table:style-name="Tabella1.H1" office:value-type="string">
              <text:p text:style-name="P65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3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3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30"/>
          </table:table-cell>
          <table:table-cell table:style-name="Tabella1.B7" table:number-columns-spanned="7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8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66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21"><text:placeholder text:placeholder-type="text">&lt;('\n%s' % l.product_id.colour.strip()) if l.product_id.colour else ''&gt;</text:placeholder></text:span><text:span text:style-name="T22"><text:placeholder text:placeholder-type="text">&lt;get_partic_description(o.partner_id.id, l.product_id.id) if o.partner_id.use_partic else ''&gt;</text:placeholder></text:span><text:span text:style-name="T3"><text:placeholder text:placeholder-type="text">&lt;l.text_note_post.strip() if l.text_note_post else ''&gt;</text:placeholder></text:span></text:p>
          </table:table-cell>
          <table:table-cell table:style-name="Tabella1.C9" office:value-type="string">
            <text:p text:style-name="P68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5"><text:s/><text:placeholder text:placeholder-type="text">&lt;l.quantity&gt;</text:placeholder></text:p>
          </table:table-cell>
          <table:table-cell table:style-name="Tabella1.E9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9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8" office:value-type="string">
            <text:p text:style-name="P70">NOTE / <text:span text:style-name="T16">NOTES </text:span><text:span text:style-name="T10"><text:placeholder text:placeholder-type="text">&lt;return_note(o.comment)&gt;</text:placeholder></text:span><text:span text:style-name="T11"><text:placeholder text:placeholder-type="text">&lt;return_note(o.text_note_post)&gt;</text:placeholder></text:span><text:span text:style-name="T16"> </text:span><text:span text:style-name="T11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9">ALIQ.</text:p>
          </table:table-cell>
          <table:table-cell table:style-name="Tabella2.A1" office:value-type="string">
            <text:p text:style-name="P75">IMPONIBILE</text:p>
          </table:table-cell>
          <table:table-cell table:style-name="Tabella2.A1" office:value-type="string">
            <text:p text:style-name="P75">IMPOSTA</text:p>
          </table:table-cell>
          <table:table-cell table:style-name="Tabella2.D1" office:value-type="string">
            <text:p text:style-name="P75">VALUTA</text:p>
          </table:table-cell>
          <table:table-cell table:style-name="Tabella2.D1" office:value-type="string">
            <text:p text:style-name="P76">SPESE BANCA</text:p>
          </table:table-cell>
          <table:table-cell table:style-name="Tabella2.F1" office:value-type="string">
            <text:p text:style-name="P74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4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5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currency_id.name or ''&gt;</text:placeholder></text:p>
          </table:table-cell>
          <table:table-cell table:style-name="Tabella2.D2" office:value-type="string">
            <text:p text:style-name="P50"/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2">CAUSALE TRASPORTO</text:p>
          </table:table-cell>
          <table:table-cell table:style-name="Tabella2.F1" office:value-type="string">
            <text:p text:style-name="P39">DATA INIZIO TRASPORTO</text:p>
          </table:table-cell>
          <table:table-cell table:style-name="Tabella2.F3" office:value-type="string">
            <text:p text:style-name="P52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2"><text:placeholder text:placeholder-type="text">&lt;o.transportation_reason_id.name&gt;</text:placeholder></text:p>
          </table:table-cell>
          <table:table-cell table:style-name="Tabella2.F2" office:value-type="string">
            <text:p text:style-name="P3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1">INCARICATO DEL TRASPORTO</text:p>
          </table:table-cell>
          <table:covered-table-cell/>
          <table:covered-table-cell/>
          <table:table-cell table:style-name="Tabella2.D1" office:value-type="string">
            <text:p text:style-name="P52">FIRMA</text:p>
          </table:table-cell>
          <table:table-cell table:style-name="Tabella2.D1" office:value-type="string">
            <text:p text:style-name="P52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9"><text:span text:style-name="T19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8"><text:placeholder text:placeholder-type="text">&lt;o.default_carrier_id.partner_id.street&gt;</text:placeholder></text:p>
            <text:p text:style-name="P60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1"/>
          </table:table-cell>
          <table:table-cell table:style-name="Tabella2.D2" office:value-type="string">
            <text:p text:style-name="P61"/>
          </table:table-cell>
          <table:table-cell table:style-name="Tabella2.F6" office:value-type="string">
            <text:p text:style-name="P57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9T14:26:21.890290545</dc:date>
    <meta:editing-duration>P7DT1H5M45S</meta:editing-duration>
    <meta:editing-cycles>943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3" meta:word-count="331" meta:character-count="4023" meta:non-whitespace-character-count="3777"/>
    <meta:user-defined meta:name="Info 1"/>
    <meta:user-defined meta:name="Info 2"/>
    <meta:user-defined meta:name="Info 3"/>
    <meta:user-defined meta:name="Info 4"/>
  </office:meta>
</office:document-meta>
</file>